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d7fc1" officeooo:paragraph-rsid="000d7fc1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0d7fc1" officeooo:paragraph-rsid="000d7fc1"/>
    </style:style>
    <style:style style:name="P3" style:family="paragraph" style:parent-style-name="Standard">
      <style:text-properties fo:font-weight="bold" officeooo:rsid="000d7fc1" officeooo:paragraph-rsid="000d7fc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o 4 – Esercizi</text:p>
      <text:p text:style-name="P2"/>
      <text:p text:style-name="P3">Esercizio 1</text:p>
      <text:p text:style-name="P2">Scrivi un metodo che accetti una lista di numeri interi e restituisca una nuova lista senza duplicati preservando l’ordine originale. Utilizza una struttura dati a tuo piacimento. Al termine dell’esercizio andare a valutare la complessità dell’algoritmo</text:p>
      <text:p text:style-name="P2"/>
      <text:p text:style-name="P3">Esercizio 2</text:p>
      <text:p text:style-name="P2">Data una struttura dati a tuo piacimento (contenente numeri interi) implementa un algoritmo di ordinamento per poi misurarne la complessità. Non importa se l’ordine è crescente o decrescente.</text:p>
      <text:p text:style-name="P2"/>
      <text:p text:style-name="P3">Esercizio 3</text:p>
      <text:p text:style-name="P2">Dato una struttura dati a tuo piacimento (contenente numeri interi) ordinata implementa un algoritmo di ricerca e misurane la complessità.</text:p>
      <text:p text:style-name="P2"/>
      <text:p text:style-name="P3">Esercizio 4</text:p>
      <text:p text:style-name="P2">Dato un array di interi e un valore target, trova due numeri nell’array che sommati diano il target.</text:p>
      <text:p text:style-name="P2">Utilizza una HashMap per risolvere il problema in O(n) invece di O(n²) con doppio cicl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2T10:30:15.916000000</meta:creation-date>
    <dc:date>2025-02-22T10:38:26.841000000</dc:date>
    <meta:editing-duration>PT8M11S</meta:editing-duration>
    <meta:editing-cycles>1</meta:editing-cycles>
    <meta:document-statistic meta:table-count="0" meta:image-count="0" meta:object-count="0" meta:page-count="1" meta:paragraph-count="10" meta:word-count="130" meta:character-count="833" meta:non-whitespace-character-count="714"/>
    <meta:generator>LibreOffice/24.8.4.2$Windows_X86_64 LibreOffice_project/bb3cfa12c7b1bf994ecc5649a80400d06cd71002</meta:generator>
  </office:meta>
</office:document-meta>
</file>